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4.927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0c1380" officeooo:paragraph-rsid="000c1380"/>
    </style:style>
    <style:style style:name="P2" style:family="paragraph" style:parent-style-name="Standard">
      <style:text-properties style:text-underline-style="solid" style:text-underline-width="auto" style:text-underline-color="font-color" officeooo:rsid="000c1380" officeooo:paragraph-rsid="000c1380"/>
    </style:style>
    <style:style style:name="P3" style:family="paragraph" style:parent-style-name="Standard">
      <style:text-properties fo:color="#000000" officeooo:rsid="000c1380" officeooo:paragraph-rsid="000c1380" fo:background-color="transparent"/>
    </style:style>
    <style:style style:name="P4" style:family="paragraph" style:parent-style-name="Standard">
      <style:text-properties fo:color="#000000" officeooo:rsid="00148954" officeooo:paragraph-rsid="00148954" fo:background-color="transparent"/>
    </style:style>
    <style:style style:name="P5" style:family="paragraph" style:parent-style-name="Standard">
      <style:text-properties fo:color="#000000" style:text-underline-style="solid" style:text-underline-width="auto" style:text-underline-color="font-color" officeooo:rsid="000c1380" officeooo:paragraph-rsid="000c1380" fo:background-color="transparent"/>
    </style:style>
    <style:style style:name="P6" style:family="paragraph" style:parent-style-name="Standard">
      <style:text-properties fo:color="#000000" style:text-underline-style="solid" style:text-underline-width="auto" style:text-underline-color="font-color" fo:font-weight="normal" officeooo:rsid="000c1380" officeooo:paragraph-rsid="000c1380" fo:background-color="transparent" style:font-weight-asian="normal" style:font-weight-complex="normal"/>
    </style:style>
    <style:style style:name="P7" style:family="paragraph" style:parent-style-name="Standard">
      <style:text-properties fo:color="#000000" style:text-underline-style="none" fo:font-weight="bold" officeooo:rsid="0015fa14" officeooo:paragraph-rsid="0015fa14" fo:background-color="transparent" style:font-weight-asian="bold" style:font-weight-complex="bold"/>
    </style:style>
    <style:style style:name="P8" style:family="paragraph" style:parent-style-name="Standard">
      <style:text-properties fo:color="#000000" style:text-underline-style="none" fo:font-weight="normal" officeooo:rsid="000c1380" officeooo:paragraph-rsid="000c1380" fo:background-color="transparent" style:font-weight-asian="normal" style:font-weight-complex="normal"/>
    </style:style>
    <style:style style:name="P9" style:family="paragraph" style:parent-style-name="Standard">
      <style:text-properties fo:color="#000000" style:text-underline-style="none" fo:font-weight="normal" officeooo:rsid="000c5f48" officeooo:paragraph-rsid="000c5f48" fo:background-color="transparent" style:font-weight-asian="normal" style:font-weight-complex="normal"/>
    </style:style>
    <style:style style:name="P10" style:family="paragraph" style:parent-style-name="Standard">
      <style:text-properties fo:color="#000000" fo:font-weight="bold" officeooo:rsid="00148954" officeooo:paragraph-rsid="0015fa14" fo:background-color="transparent" style:font-weight-asian="bold" style:font-weight-complex="bold"/>
    </style:style>
    <style:style style:name="P11" style:family="paragraph" style:parent-style-name="Table_20_Contents">
      <style:text-properties fo:color="#000000" officeooo:rsid="000c1380" fo:background-color="transparent"/>
    </style:style>
    <style:style style:name="P12" style:family="paragraph" style:parent-style-name="Table_20_Contents">
      <style:text-properties fo:color="#000000" officeooo:rsid="000c1380" officeooo:paragraph-rsid="000c1380" fo:background-color="transparent"/>
    </style:style>
    <style:style style:name="P13" style:family="paragraph" style:parent-style-name="Standard" style:list-style-name="L1">
      <style:text-properties fo:color="#000000" style:text-underline-style="none" officeooo:rsid="000c1380" officeooo:paragraph-rsid="000c1380" fo:background-color="transparent"/>
    </style:style>
    <style:style style:name="P14" style:family="paragraph" style:parent-style-name="Standard" style:list-style-name="L1">
      <style:text-properties fo:color="#000000" style:text-underline-style="none" fo:font-weight="bold" officeooo:rsid="000c1380" officeooo:paragraph-rsid="000c1380" fo:background-color="transparent" style:font-weight-asian="bold" style:font-weight-complex="bold"/>
    </style:style>
    <style:style style:name="P15" style:family="paragraph" style:parent-style-name="Standard">
      <style:text-properties fo:color="#000000" style:text-underline-style="none" fo:font-weight="normal" officeooo:rsid="00133fd5" officeooo:paragraph-rsid="00133fd5" fo:background-color="transparent" style:font-weight-asian="normal" style:font-weight-complex="normal"/>
    </style:style>
    <style:style style:name="P16" style:family="paragraph" style:parent-style-name="Standard" style:list-style-name="L2">
      <style:text-properties fo:color="#000000" style:text-underline-style="none" fo:font-weight="normal" officeooo:rsid="000c1380" officeooo:paragraph-rsid="000c1380" fo:background-color="transparent" style:font-weight-asian="normal" style:font-weight-complex="normal"/>
    </style:style>
    <style:style style:name="P17" style:family="paragraph" style:parent-style-name="Standard" style:list-style-name="L2">
      <style:text-properties fo:color="#000000" style:text-underline-style="none" fo:font-weight="normal" officeooo:rsid="000c5f48" officeooo:paragraph-rsid="000c5f48" fo:background-color="transparent" style:font-weight-asian="normal" style:font-weight-complex="normal"/>
    </style:style>
    <style:style style:name="T1" style:family="text">
      <style:text-properties fo:font-weight="bold" officeooo:rsid="00120ed7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3fd5" style:font-weight-asian="normal" style:font-weight-complex="normal"/>
    </style:style>
    <style:style style:name="T4" style:family="text">
      <style:text-properties officeooo:rsid="000f2fd0"/>
    </style:style>
    <style:style style:name="T5" style:family="text">
      <style:text-properties officeooo:rsid="00120ed7"/>
    </style:style>
    <style:style style:name="T6" style:family="text">
      <style:text-properties officeooo:rsid="00133fd5"/>
    </style:style>
    <style:style style:name="T7" style:family="text">
      <style:text-properties officeooo:rsid="0015fa14"/>
    </style:style>
    <style:style style:name="T8" style:family="text">
      <style:text-properties officeooo:rsid="0017e356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estone Report #1</text:p>
      <text:p text:style-name="P1"/>
      <text:p text:style-name="P1">Team Name: <text:s/>Roc<text:span text:style-name="T4">k </text:span>Box</text:p>
      <text:p text:style-name="P1">Game Name: Sonsu</text:p>
      <text:p text:style-name="P1"/>
      <text:p text:style-name="P2">Rol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Damien Baca</text:p>
          </table:table-cell>
          <table:table-cell table:style-name="Table1.A1" office:value-type="string">
            <text:p text:style-name="P11">Technical Director</text:p>
          </table:table-cell>
        </table:table-row>
        <table:table-row>
          <table:table-cell table:style-name="Table1.A1" office:value-type="string">
            <text:p text:style-name="P12">Sarah Janzen</text:p>
          </table:table-cell>
          <table:table-cell table:style-name="Table1.A1" office:value-type="string">
            <text:p text:style-name="P12">Producer</text:p>
          </table:table-cell>
        </table:table-row>
        <table:table-row>
          <table:table-cell table:style-name="Table1.A1" office:value-type="string">
            <text:p text:style-name="P12">Andrei Morozov</text:p>
          </table:table-cell>
          <table:table-cell table:style-name="Table1.A1" office:value-type="string">
            <text:p text:style-name="P12">Product Manager</text:p>
          </table:table-cell>
        </table:table-row>
        <table:table-row>
          <table:table-cell table:style-name="Table1.A1" office:value-type="string">
            <text:p text:style-name="P12">Kacey Yeo</text:p>
          </table:table-cell>
          <table:table-cell table:style-name="Table1.A1" office:value-type="string">
            <text:p text:style-name="P12">Lead Designer</text:p>
          </table:table-cell>
        </table:table-row>
      </table:table>
      <text:p text:style-name="P3"/>
      <text:p text:style-name="P3">Degree Program: BSCS</text:p>
      <text:p text:style-name="P3"/>
      <text:p text:style-name="P3">High Concept: </text:p>
      <text:p text:style-name="P3"/>
      <text:p text:style-name="P3">Linkes: <text:s text:c="2"/><text:a xlink:type="simple" xlink:href="https://github.com/Gamerlios123/GAM150_Project" text:style-name="Internet_20_link" text:visited-style-name="Visited_20_Internet_20_Link">https://github.com/Gamerlios123/GAM150_Project</text:a></text:p>
      <text:p text:style-name="P4"/>
      <text:p text:style-name="P5">Work Done</text:p>
      <text:p text:style-name="P5"/>
      <text:list xml:id="list7901951921852434363" text:style-name="L1">
        <text:list-item>
          <text:p text:style-name="P13">Game State Manage<text:span text:style-name="T5">r</text:span> Implemented <text:span text:style-name="T5">( 2 hours )</text:span></text:p>
        </text:list-item>
        <text:list-item>
          <text:p text:style-name="P13">Basic Engine Implemented <text:span text:style-name="T5">( 3 hours)</text:span></text:p>
        </text:list-item>
        <text:list-item>
          <text:p text:style-name="P13">FMOD audio libraries implemented <text:span text:style-name="T5">( 1 hours )</text:span></text:p>
        </text:list-item>
        <text:list-item>
          <text:p text:style-name="P13">FMOD wrapper implemented <text:span text:style-name="T5">( 2 hours )</text:span></text:p>
        </text:list-item>
        <text:list-item>
          <text:p text:style-name="P13">Object Struct and Object creation functions implemented <text:span text:style-name="T5">( 2 hours )</text:span></text:p>
        </text:list-item>
        <text:list-item>
          <text:p text:style-name="P13">Instance Struct and Instance creation functions implemented <text:span text:style-name="T5">( 1 hour )</text:span></text:p>
        </text:list-item>
        <text:list-item>
          <text:p text:style-name="P13">Level Bounding Box implemented (Collision with sides of screen) <text:span text:style-name="T5">( 1 hour)</text:span></text:p>
        </text:list-item>
        <text:list-item>
          <text:p text:style-name="P13">Acceleration/Velocity based movement <text:span text:style-name="T5">( 2 hours )</text:span></text:p>
        </text:list-item>
        <text:list-item>
          <text:p text:style-name="P13">Matrix libraries <text:span text:style-name="T5">( 3 hours )</text:span></text:p>
        </text:list-item>
        <text:list-item>
          <text:p text:style-name="P13">Vector libraries <text:span text:style-name="T5">( 3 hours )</text:span></text:p>
        </text:list-item>
        <text:list-item>
          <text:p text:style-name="P13">Collision libraries <text:span text:style-name="T5">( 3 hours )</text:span></text:p>
        </text:list-item>
        <text:list-item>
          <text:p text:style-name="P13">Bullet spawning/creation <text:span text:style-name="T5">( 1 hours )</text:span></text:p>
        </text:list-item>
        <text:list-item>
          <text:p text:style-name="P13">Pl<text:span text:style-name="T6">ay</text:span>er input/controller <text:span text:style-name="T5">( 1 hours )</text:span></text:p>
        </text:list-item>
        <text:list-item>
          <text:p text:style-name="P13">FPS tracker and display <text:span text:style-name="T5">( 2 hours )</text:span></text:p>
        </text:list-item>
        <text:list-item>
          <text:p text:style-name="P13">Laser_Shoot.wav created <text:span text:style-name="T5">(30 min)</text:span></text:p>
        </text:list-item>
        <text:list-item>
          <text:p text:style-name="P13">Menu_Traverse.wav created <text:span text:style-name="T5">( 30 min)</text:span></text:p>
        </text:list-item>
        <text:list-item>
          <text:p text:style-name="P13">Settable Reload Parameter implemented <text:span text:style-name="T5">( 30 min )</text:span></text:p>
        </text:list-item>
        <text:list-item>
          <text:p text:style-name="P13"><text:span text:style-name="T1">Co-authored</text:span> Main Menu implementation <text:span text:style-name="T5">( 4 hours )</text:span></text:p>
        </text:list-item>
        <text:list-item>
          <text:p text:style-name="P14"><text:span text:style-name="T5">Co-authored </text:span>and Re<text:span text:style-name="T5">wrote </text:span><text:span text:style-name="T2"><text:s/>instance lifetime implementation </text:span><text:span text:style-name="T3">( 1hour )</text:span></text:p>
        </text:list-item>
      </text:list>
      <text:p text:style-name="P15">TOTAL: 33 hours <text:s/><text:span text:style-name="T8">30 min</text:span></text:p>
      <text:p text:style-name="P15"/>
      <text:p text:style-name="P10">LOC <text:span text:style-name="T7">with spacing and braces</text:span>: <text:span text:style-name="T7">1319 </text:span></text:p>
      <text:p text:style-name="P7">LOC with no spacing and no braces: 785</text:p>
      <text:p text:style-name="P15"/>
      <text:p text:style-name="P15">~ It is unclear to me how I could have accomplished more...</text:p>
      <text:p text:style-name="P8"/>
      <text:p text:style-name="P6"/>
      <text:p text:style-name="P6"/>
      <text:p text:style-name="P6"><text:soft-page-break/></text:p>
      <text:p text:style-name="P6">Files Worked On</text:p>
      <text:p text:style-name="P6"/>
      <text:list xml:id="list128177595955031410" text:style-name="L2">
        <text:list-item>
          <text:p text:style-name="P16">Level.c <text:s text:c="2"/>Level.h</text:p>
        </text:list-item>
        <text:list-item>
          <text:p text:style-name="P16">Object.c <text:s text:c="2"/>Objec.h</text:p>
        </text:list-item>
        <text:list-item>
          <text:p text:style-name="P17">Main.c <text:s text:c="2"/>Main.h</text:p>
        </text:list-item>
        <text:list-item>
          <text:p text:style-name="P17">Sound.c <text:s text:c="2"/>Sound.h</text:p>
        </text:list-item>
        <text:list-item>
          <text:p text:style-name="P17">GameStateManager.c <text:s text:c="2"/>GameStateManager.h</text:p>
        </text:list-item>
        <text:list-item>
          <text:p text:style-name="P17">GameStates.h</text:p>
        </text:list-item>
        <text:list-item>
          <text:p text:style-name="P17">Matrix2D.c <text:s text:c="2"/>Matrix2D.h</text:p>
        </text:list-item>
        <text:list-item>
          <text:p text:style-name="P17">Collision2D.c <text:s text:c="2"/>Collision2D.h</text:p>
        </text:list-item>
        <text:list-item>
          <text:p text:style-name="P17">Vector2D.c <text:s text:c="2"/>Vector2D.h</text:p>
        </text:list-item>
        <text:list-item>
          <text:p text:style-name="P17">FPS.c <text:s text:c="2"/>FPS.h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Baca</meta:initial-creator>
    <meta:creation-date>2016-02-07T14:57:54.202502684</meta:creation-date>
    <dc:date>2016-02-23T22:41:16.987421059</dc:date>
    <dc:creator>Abathur </dc:creator>
    <meta:editing-duration>PT32M40S</meta:editing-duration>
    <meta:editing-cycles>7</meta:editing-cycles>
    <meta:generator>LibreOffice/5.0.3.2$Linux_X86_64 LibreOffice_project/00m0$Build-2</meta:generator>
    <meta:document-statistic meta:table-count="1" meta:image-count="0" meta:object-count="0" meta:page-count="2" meta:paragraph-count="50" meta:word-count="259" meta:character-count="1501" meta:non-whitespace-character-count="1296"/>
  </office:meta>
</office:document-meta>
</file>